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objectwithoutfill">
      <style:graphic-properties svg:stroke-width="0.025cm" svg:stroke-color="#0000ff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152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096cm" svg:y1="6.401cm" svg:x2="6.693cm" svg:y2="6.401cm">
          <text:p/>
        </draw:line>
        <draw:line draw:style-name="gr1" draw:text-style-name="P1" draw:layer="layout" svg:x1="0.978cm" svg:y1="6.966cm" svg:x2="0.978cm" svg:y2="0.892cm">
          <text:p/>
        </draw:line>
        <draw:path draw:style-name="gr2" draw:text-style-name="P1" draw:layer="layout" svg:width="3.556cm" svg:height="2.952cm" svg:x="1.9cm" svg:y="1.001cm" svg:viewBox="0 0 3557 2953" svg:d="m0 2953c158-30 614-79 733-119l593-169c120-39 338-118 586-277s436-347 436-347l377-368c168-197 297-355 416-613s258-594 258-594l158-466">
          <text:p/>
        </draw:path>
        <draw:line draw:style-name="gr3" draw:text-style-name="P1" draw:layer="layout" svg:x1="3.505cm" svg:y1="3.548cm" svg:x2="3.505cm" svg:y2="6.421cm">
          <text:p/>
        </draw:line>
        <draw:line draw:style-name="gr3" draw:text-style-name="P1" draw:layer="layout" svg:x1="4.783cm" svg:y1="2.487cm" svg:x2="4.783cm" svg:y2="6.411cm">
          <text:p/>
        </draw:line>
        <draw:line draw:style-name="gr3" draw:text-style-name="P1" draw:layer="layout" svg:x1="3.475cm" svg:y1="3.567cm" svg:x2="0.978cm" svg:y2="3.567cm">
          <text:p/>
        </draw:line>
        <draw:line draw:style-name="gr3" draw:text-style-name="P1" draw:layer="layout" svg:x1="4.773cm" svg:y1="2.41cm" svg:x2="0.987cm" svg:y2="2.401cm">
          <text:p/>
        </draw:line>
        <draw:frame draw:style-name="gr4" draw:layer="layout" svg:width="0.496cm" svg:height="0.53cm" svg:x="3.301cm" svg:y="6.4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787cm" svg:height="0.53cm" svg:x="4.64cm" svg:y="6.40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577cm" svg:height="0.53cm" svg:x="-0.013cm" svg:y="3.3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867cm" svg:height="0.53cm" svg:x="-0.013cm" svg:y="2.17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939cm" svg:height="0.509cm" svg:x="0.576cm" svg:y="0.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356cm" svg:height="0.47cm" svg:x="6.784cm" svg:y="6.21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1" draw:layer="layout" svg:x1="2.232cm" svg:y1="6.388cm" svg:x2="2.232cm" svg:y2="3.912cm">
          <text:p/>
        </draw:line>
        <draw:line draw:style-name="gr3" draw:text-style-name="P1" draw:layer="layout" svg:x1="2.242cm" svg:y1="3.903cm" svg:x2="0.956cm" svg:y2="3.903cm">
          <text:p/>
        </draw:line>
        <draw:line draw:style-name="gr5" draw:text-style-name="P1" draw:layer="layout" svg:x1="0.994cm" svg:y1="4.139cm" svg:x2="5.407cm" svg:y2="3.379cm">
          <text:p/>
        </draw:line>
        <draw:line draw:style-name="gr5" draw:text-style-name="P1" draw:layer="layout" svg:x1="5.424cm" svg:y1="2.674cm" svg:x2="2.27cm" svg:y2="4.158cm">
          <text:p/>
        </draw:line>
        <draw:line draw:style-name="gr5" draw:text-style-name="P1" draw:layer="layout" svg:x1="5.332cm" svg:y1="1.795cm" svg:x2="3.348cm" svg:y2="4.374cm">
          <text:p/>
        </draw:line>
        <draw:frame draw:style-name="gr4" draw:layer="layout" svg:width="1.015cm" svg:height="0.53cm" svg:x="5.322cm" svg:y="3.16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2.422cm" svg:height="0.53cm" svg:x="5.198cm" svg:y="2.23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.371cm" svg:height="0.53cm" svg:x="5.249cm" svg:y="1.27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6" draw:text-style-name="P1" draw:layer="layout" svg:x1="3.489cm" svg:y1="3.562cm" svg:x2="4.803cm" svg:y2="2.438cm">
          <text:p/>
        </draw:line>
        <draw:frame draw:style-name="gr4" xml:id="id1" draw:id="id1" draw:layer="layout" svg:width="1.809cm" svg:height="1.063cm" svg:x="1.239cm" svg:y="0.78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" xml:id="id2" draw:id="id2" draw:layer="layout" svg:width="0.283cm" svg:height="0.284cm" svg:x="4.207cm" svg:y="2.79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3.048cm" svg:y1="1.319cm" svg:x2="4.207cm" svg:y2="2.938cm" draw:start-shape="id1" draw:start-glue-point="1" draw:end-shape="id2" draw:end-glue-point="3" svg:d="m3048 1319c868 0 289 1619 1159 1619" svg:viewBox="0 0 1160 1620">
          <text:p/>
        </draw:connector>
        <draw:frame draw:style-name="gr4" draw:layer="layout" svg:width="0.918cm" svg:height="0.53cm" svg:x="-0.013cm" svg:y="3.82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837cm" svg:height="0.53cm" svg:x="2.045cm" svg:y="6.40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7T20:58:56</meta:creation-date>
    <dc:date>2015-01-18T23:06:58.627681382</dc:date>
    <meta:editing-duration>PT22M19S</meta:editing-duration>
    <meta:editing-cycles>6</meta:editing-cycles>
    <meta:generator>LibreOffice/4.1.6.2$Linux_X86_64 LibreOffice_project/410m0$Build-2</meta:generator>
    <meta:document-statistic meta:object-count="27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t</mi>
              <mi>n</mi>
            </msub>
          </mrow>
        </mrow>
      </mstyle>
    </mrow>
    <annotation encoding="StarMath 5.0">size 12 {t_n}
</annotation>
  </semantics>
</math>
</file>

<file path=Object 10/content.xml><?xml version="1.0" encoding="utf-8"?>
<math xmlns="http://www.w3.org/1998/Math/MathML">
  <semantics>
    <mrow>
      <mstyle mathsize="12pt">
        <mrow>
          <mrow>
            <mfrac>
              <mrow>
                <mrow>
                  <msub>
                    <mi>F</mi>
                    <mrow>
                      <mrow>
                        <mi>n</mi>
                        <mo stretchy="false">+</mo>
                        <mn>1</mn>
                      </mrow>
                    </mrow>
                  </msub>
                  <mo stretchy="false">+</mo>
                  <msub>
                    <mi>F</mi>
                    <mi>n</mi>
                  </msub>
                </mrow>
              </mrow>
              <mn>2</mn>
            </mfrac>
          </mrow>
        </mrow>
      </mstyle>
    </mrow>
    <annotation encoding="StarMath 5.0">size 12 {{F_{n+1}+F_n} over 2}</annotation>
  </semantics>
</math>
</file>

<file path=Object 11/content.xml><?xml version="1.0" encoding="utf-8"?>
<math xmlns="http://www.w3.org/1998/Math/MathML">
  <semantics>
    <mrow>
      <mstyle mathsize="12pt">
        <mrow>
          <mrow>
            <msub>
              <mi>x</mi>
              <mrow>
                <mrow>
                  <mi>n</mi>
                  <mo stretchy="false">−</mo>
                  <mn>1</mn>
                </mrow>
              </mrow>
            </msub>
          </mrow>
        </mrow>
      </mstyle>
    </mrow>
    <annotation encoding="StarMath 5.0">size 12 {x_{n-1}}</annotation>
  </semantics>
</math>
</file>

<file path=Object 12/content.xml><?xml version="1.0" encoding="utf-8"?>
<math xmlns="http://www.w3.org/1998/Math/MathML">
  <semantics>
    <mrow>
      <mstyle mathsize="12pt">
        <mrow>
          <mrow>
            <msub>
              <mi>t</mi>
              <mrow>
                <mrow>
                  <mi>n</mi>
                  <mo stretchy="false">−</mo>
                  <mn>1</mn>
                </mrow>
              </mrow>
            </msub>
          </mrow>
        </mrow>
      </mstyle>
    </mrow>
    <annotation encoding="StarMath 5.0">size 12 {t_{n-1}}
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t_{n+1}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x</mi>
              <mi>n</mi>
            </msub>
          </mrow>
        </mrow>
      </mstyle>
    </mrow>
    <annotation encoding="StarMath 5.0">size 12 {x_n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x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x_{n+1}}</annotation>
  </semantics>
</math>
</file>

<file path=Object 5/content.xml><?xml version="1.0" encoding="utf-8"?>
<math xmlns="http://www.w3.org/1998/Math/MathML">
  <semantics>
    <mrow>
      <mstyle mathsize="12pt">
        <mrow>
          <mrow>
            <mi>x</mi>
            <mrow>
              <mo stretchy="false">(</mo>
              <mrow>
                <mi>t</mi>
              </mrow>
              <mo stretchy="false">)</mo>
            </mrow>
          </mrow>
        </mrow>
      </mstyle>
    </mrow>
    <annotation encoding="StarMath 5.0">size 12 {x(t)}</annotation>
  </semantics>
</math>
</file>

<file path=Object 6/content.xml><?xml version="1.0" encoding="utf-8"?>
<math xmlns="http://www.w3.org/1998/Math/MathML">
  <semantics>
    <mrow>
      <mstyle mathsize="12pt">
        <mrow>
          <mrow>
            <mi>t</mi>
          </mrow>
        </mrow>
      </mstyle>
    </mrow>
    <annotation encoding="StarMath 5.0">size 12 {t}
</annotation>
  </semantics>
</math>
</file>

<file path=Object 7/content.xml><?xml version="1.0" encoding="utf-8"?>
<math xmlns="http://www.w3.org/1998/Math/MathML">
  <semantics>
    <mrow>
      <mstyle mathsize="12pt">
        <mrow>
          <mrow>
            <msub>
              <mi>F</mi>
              <mrow>
                <mrow>
                  <mi>n</mi>
                  <mo stretchy="false">−</mo>
                  <mn>1</mn>
                </mrow>
              </mrow>
            </msub>
          </mrow>
        </mrow>
      </mstyle>
    </mrow>
    <annotation encoding="StarMath 5.0">size 12 {F_{n-1}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sub>
                <mi>F</mi>
                <mi>n</mi>
              </msub>
              <mo stretchy="false">=</mo>
              <mrow>
                <msub>
                  <mi>F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o stretchy="false">Δ</mo>
              </mrow>
            </mrow>
          </mrow>
        </mrow>
      </mstyle>
    </mrow>
    <annotation encoding="StarMath 5.0">size 12 {F_n = F_{n-1}+%DELTA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sub>
                <mi>F</mi>
                <mrow>
                  <mrow>
                    <mi>n</mi>
                    <mo stretchy="false">+</mo>
                    <mn>1</mn>
                  </mrow>
                </mrow>
              </msub>
              <mo stretchy="false">=</mo>
              <mrow>
                <msub>
                  <mi>F</mi>
                  <mi>n</mi>
                </msub>
                <mo stretchy="false">+</mo>
                <mo stretchy="false">Δ</mo>
              </mrow>
            </mrow>
          </mrow>
        </mrow>
      </mstyle>
    </mrow>
    <annotation encoding="StarMath 5.0">size 12 {F_{n+1} = F_n+%DELTA}</annotation>
  </semantics>
</math>
</file>